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lia" svg:font-family="Amalia"/>
    <style:font-face style:name="Arial" svg:font-family="Arial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23.59pt"/>
    </style:style>
    <style:style style:name="co5" style:family="table-column">
      <style:table-column-properties fo:break-before="auto" style:column-width="200.01pt"/>
    </style:style>
    <style:style style:name="co6" style:family="table-column">
      <style:table-column-properties fo:break-before="auto" style:column-width="68.06pt"/>
    </style:style>
    <style:style style:name="co7" style:family="table-column">
      <style:table-column-properties fo:break-before="auto" style:column-width="65.31pt"/>
    </style:style>
    <style:style style:name="co8" style:family="table-column">
      <style:table-column-properties fo:break-before="auto" style:column-width="59.75pt"/>
    </style:style>
    <style:style style:name="co9" style:family="table-column">
      <style:table-column-properties fo:break-before="auto" style:column-width="81.24pt"/>
    </style:style>
    <style:style style:name="co10" style:family="table-column">
      <style:table-column-properties fo:break-before="auto" style:column-width="106.95pt"/>
    </style:style>
    <style:style style:name="co11" style:family="table-column">
      <style:table-column-properties fo:break-before="auto" style:column-width="65.99pt"/>
    </style:style>
    <style:style style:name="co12" style:family="table-column">
      <style:table-column-properties fo:break-before="auto" style:column-width="1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culation">
      <style:table-properties table:display="true" style:writing-mode="lr-tb"/>
    </style:style>
    <style:style style:name="ta2" style:family="table" style:master-page-name="PageStyle_5f_Storage">
      <style:table-properties table:display="true" style:writing-mode="lr-tb"/>
    </style:style>
    <style:style style:name="ta3" style:family="table" style:master-page-name="PageStyle_5f_Range_20_Data">
      <style:table-properties table:display="true" style:writing-mode="lr-tb"/>
    </style:style>
    <style:style style:name="ta4" style:family="table" style:master-page-name="PageStyle_5f_Dropdow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normal" style:font-size-asian="12pt" style:font-style-asian="normal" style:font-weight-asian="normal" style:font-name-complex="Amalia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11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2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4" style:family="table-cell" style:parent-style-name="Default">
      <style:table-cell-properties fo:background-color="#ffffff" style:rotation-align="non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1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rotation-align="none"/>
      <style:text-properties fo:color="#2b2d33" style:text-outline="false" style:text-line-through-style="none" style:text-line-through-typ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17" style:family="table-cell" style:parent-style-name="Default" style:data-style-name="N1">
      <style:table-cell-properties fo:background-color="#ffffff" style:rotation-align="non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18" style:family="table-cell" style:parent-style-name="Default" style:data-style-name="N1">
      <style:table-cell-properties fo:background-color="#ff0000" style:rotation-align="none"/>
      <style:text-properties fo:color="#ffffff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b2d33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20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Amalia" fo:font-size="12pt" fo:font-style="normal" fo:text-shadow="none" style:text-underline-style="none" fo:font-weight="bold" style:font-size-asian="12pt" style:font-style-asian="normal" style:font-weight-asian="bold" style:font-name-complex="Amalia" style:font-size-complex="12pt" style:font-style-complex="normal" style:font-weight-complex="bold"/>
    </style:style>
    <style:style style:name="ce21" style:family="table-cell" style:parent-style-name="Default" style:data-style-name="N1">
      <style:table-cell-properties fo:background-color="#ffffff" style:rotation-align="none"/>
      <style:text-properties fo:color="#2b2d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5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6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.$A$1:.$A$2])" table:allow-empty-cell="true" table:display-list="unsorted" table:base-cell-address="Calculation.B2">
          <table:error-message table:message-type="stop" table:display="true"/>
        </table:content-validation>
        <table:content-validation table:name="val2" table:condition="of:cell-content-is-in-list([$Dropdown.$B$1:.$B$3])" table:allow-empty-cell="true" table:display-list="unsorted" table:base-cell-address="Calculation.B3">
          <table:error-message table:message-type="stop" table:display="true"/>
        </table:content-validation>
      </table:content-validations>
      <table:table table:name="Calcu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Fire Mission Parameter</text:p>
          </table:table-cell>
          <table:table-cell table:style-name="ce10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rtar Type</text:p>
          </table:table-cell>
          <table:table-cell table:style-name="ce3" table:content-validation-name="val1" office:value-type="string" calcext:value-type="string">
            <text:p>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ell Type</text:p>
          </table:table-cell>
          <table:table-cell table:style-name="ce3" table:content-validation-name="val2" office:value-type="string" calcext:value-type="string">
            <text:p>H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re Mission Name</text:p>
          </table:table-cell>
          <table:table-cell table:style-name="ce11" office:value-type="string" calcext:value-type="string">
            <text:p>Tyronne-&gt;Levi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2" office:value-type="string" calcext:value-type="string">
            <text:p>Mortar Position Easting (m)</text:p>
          </table:table-cell>
          <table:table-cell table:style-name="ce12" office:value-type="float" office:value="8914" calcext:value-type="float">
            <text:p>8914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2" office:value-type="string" calcext:value-type="string">
            <text:p>Mortar Position Northing (m)</text:p>
          </table:table-cell>
          <table:table-cell table:style-name="ce12" office:value-type="float" office:value="2799" calcext:value-type="float">
            <text:p>279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rtar Position Elevation (m)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get Position Easting (m)</text:p>
          </table:table-cell>
          <table:table-cell table:style-name="ce12" office:value-type="float" office:value="8807" calcext:value-type="float">
            <text:p>88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get Position Northing (m)</text:p>
          </table:table-cell>
          <table:table-cell table:style-name="ce12" office:value-type="float" office:value="3904" calcext:value-type="float">
            <text:p>390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rget Elevation (m)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table:style-name="ce4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tore Fire Solution</text:p>
          </table:table-cell>
          <table:table-cell table:number-columns-repeated="1022"/>
        </table:table-row>
        <table:table-row table:style-name="ro1">
          <table:table-cell table:style-name="ce4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Clear Fire Solutions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4"/>
          <table:table-cell table:number-columns-repeated="1022"/>
        </table:table-row>
        <table:table-row table:style-name="ro1">
          <table:table-cell table:style-name="ce5" office:value-type="string" calcext:value-type="string">
            <text:p>Calculated Fire Solution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3" office:value-type="string" calcext:value-type="string">
            <text:p>Target Distance (m)</text:p>
          </table:table-cell>
          <table:table-cell table:style-name="ce15" table:formula="of:=IF(OR([.B5]=&quot;&quot;; [.B6]=&quot;&quot;); &quot;Value needed&quot;; SQRT(([.B8]-[.B5])^2 + ([.B9]-[.B6])^2))" office:value-type="float" office:value="1110.168456" calcext:value-type="float">
            <text:p>111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levation Difference Pos -&gt; Target (m )</text:p>
          </table:table-cell>
          <table:table-cell table:style-name="ce16" table:formula="of:=IF(OR([.B5]=&quot;&quot;; [.B6]=&quot;&quot;); &quot;Value needed&quot;; [.B7]-[.B10])" office:value-type="float" office:value="-96" calcext:value-type="float">
            <text:p>-9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grees</text:p>
          </table:table-cell>
          <table:table-cell table:style-name="ce17" table:formula="of:=IF(OR([.B5]=&quot;&quot;; [.B6]=&quot;&quot;); &quot;Value needed&quot;; MOD(ATAN2([.B9]-[.B6];[.B8]-[.B5]) * (180 / PI()) + 360; 360) )" office:value-type="float" office:value="354.4691457" calcext:value-type="float">
            <text:p>35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rection (mil)</text:p>
          </table:table-cell>
          <table:table-cell table:style-name="ce18" table:formula="of:=IF(OR([.B5]=&quot;&quot;; [.B6]=&quot;&quot;); &quot;Value needed&quot;; [.B17]* 17.7778)" office:value-type="float" office:value="6301.681578" calcext:value-type="float">
            <text:p>63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vation (mil)</text:p>
          </table:table-cell>
          <table:table-cell table:style-name="ce19" table:formula="of:=IFERROR(__xludf.dummyfunction(&quot;IF(OR(B5=&quot;&quot;&quot;&quot;, B6=&quot;&quot;&quot;&quot;),&#10;&quot;&quot;Value needed&quot;&quot;,INDEX(FILTER('Range Data'!E:E,'Range Data'!A:A=B2,'Range Data'!B:B=B3,'Range Data'!D:D=MAX(FILTER('Range Data'!D:D,'Range Data'!A:A=B2,'Range Data'!B:B=B3,'Range Data'!D:D &lt;= B15))),1))&#10;&quot;);1225)" office:value-type="float" office:value="1225" calcext:value-type="float">
            <text:p>122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dj elevation (mil)</text:p>
          </table:table-cell>
          <table:table-cell table:style-name="ce18" table:formula="of:=IFERROR(__xludf.dummyfunction(&quot;IF(OR(B5=&quot;&quot;&quot;&quot;, B6=&quot;&quot;&quot;&quot;),&#10;&quot;&quot;Value needed&quot;&quot;,&#10;B19 - (IF(B10 &gt; B7, (B23 * (ABS(B10 - B7) / 100)), -(B23 * (ABS(B10 - B7) / 100))))&#10;)&quot;);1203.88)" office:value-type="float" office:value="1203.88" calcext:value-type="float">
            <text:p>120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ing Count</text:p>
          </table:table-cell>
          <table:table-cell table:style-name="ce20" table:formula="of:=IFERROR(__xludf.dummyfunction(&quot;IF(OR(B5=&quot;&quot;&quot;&quot;, B6=&quot;&quot;&quot;&quot;),&#10;&quot;&quot;Value needed&quot;&quot;,&#10;MIN(FILTER('Range Data'!C:C,'Range Data'!A:A=B2,'Range Data'!B:B=B3,'Range Data'!D:D=MAX(FILTER('Range Data'!D:D,'Range Data'!A:A=B2,'Range Data'!B:B=B3,'Range Data'!D:D &lt;= B15)))))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e of Flight (sec)</text:p>
          </table:table-cell>
          <table:table-cell table:style-name="ce14" table:formula="of:=IFERROR(__xludf.dummyfunction(&quot;IF(OR(B5=&quot;&quot;&quot;&quot;, B6=&quot;&quot;&quot;&quot;),&#10;&quot;&quot;Value needed&quot;&quot;,&#10;INDEX(FILTER('Range Data'!F:F,'Range Data'!A:A=B2,'Range Data'!B:B=B3,'Range Data'!D:D=MAX(FILTER('Range Data'!D:D,'Range Data'!A:A=B2,'Range Data'!B:B=B3,'Range Data'!D:D &lt;= B15))),1))&#10;&quot;);24.9)" office:value-type="float" office:value="24.9" calcext:value-type="float">
            <text:p>24.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 Elev (mil)</text:p>
          </table:table-cell>
          <table:table-cell table:style-name="ce14" table:formula="of:=IFERROR(__xludf.dummyfunction(&quot;IF(OR(B5=&quot;&quot;&quot;&quot;, B6=&quot;&quot;&quot;&quot;),&#10;&quot;&quot;Value needed&quot;&quot;,&#10;INDEX(FILTER('Range Data'!G:G,'Range Data'!A:A=B2,'Range Data'!B:B=B3,'Range Data'!D:D=MAX(FILTER('Range Data'!D:D,'Range Data'!A:A=B2,'Range Data'!B:B=B3,'Range Data'!D:D &lt;= B15))),1))&#10;&quot;);22)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e of Flight per 100m (sec)</text:p>
          </table:table-cell>
          <table:table-cell table:style-name="ce14" table:formula="of:=IFERROR(__xludf.dummyfunction(&quot;IF(OR(B5=&quot;&quot;&quot;&quot;, B6=&quot;&quot;&quot;&quot;),&#10;&quot;&quot;Value needed&quot;&quot;,&#10;INDEX(FILTER('Range Data'!H:H,'Range Data'!A:A=B2,'Range Data'!B:B=B3,'Range Data'!D:D=MAX(FILTER('Range Data'!D:D,'Range Data'!A:A=B2,'Range Data'!B:B=B3,'Range Data'!D:D &lt;= B15))),1))&#10;&quot;);0.2)" office:value-type="float" office:value="0.2" calcext:value-type="float">
            <text:p>0.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Fire Solution Correction Inpu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ell Landing Position Easting (m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hell Landing Position Northing (m)</text:p>
          </table:table-cell>
          <table:table-cell table:style-name="ce1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Fire Solution Correction Calc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anding Distance (m)</text:p>
          </table:table-cell>
          <table:table-cell table:style-name="ce21" table:formula="of:=IF(OR([.B27]=&quot;&quot;; [.B28]=&quot;&quot;); &quot;Value needed&quot;; SQRT(([.B27] - [.B8])^2 + ([.B28] - [.B9])^2) 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Landing Degrees</text:p>
          </table:table-cell>
          <table:table-cell table:style-name="ce15" table:formula="of:=IF(OR([.B27]=&quot;&quot;; [.B28]=&quot;&quot;); &quot;Value needed&quot;; MOD(ATAN2([.B27]-[.B6];[.B28]-[.B5]) * (180 / PI()) + 360; 360) 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Landing Direction (mil) <text:s text:c="7"/></text:p>
          </table:table-cell>
          <table:table-cell table:style-name="ce15" table:formula="of:=IF(OR([.B27]=&quot;&quot;; [.B28]=&quot;&quot;);&quot;Value needed&quot;;[.B32]* 17.7778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zimuth Difference (mil)</text:p>
          </table:table-cell>
          <table:table-cell table:style-name="ce22" table:formula="of:=IF(OR([.B27]=&quot;&quot;; [.B28]=&quot;&quot;); &quot;Value needed&quot;; [.B18]-[.B33]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orrected Landing Range (m)</text:p>
          </table:table-cell>
          <table:table-cell table:style-name="ce22" table:formula="of:=IF(OR([.B27]=&quot;&quot;; [.B28]=&quot;&quot;); &quot;Value needed&quot;; [.B15]-[.B31]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rrected Directions (mil)</text:p>
          </table:table-cell>
          <table:table-cell table:style-name="ce23" table:formula="of:=IF(OR([.B27]=&quot;&quot;; [.B28]=&quot;&quot;);&quot;Value needed&quot;;[.B18]+[.B34]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orrected Elevation (mil)</text:p>
          </table:table-cell>
          <table:table-cell table:style-name="ce22" table:formula="of:=IFERROR(__xludf.dummyfunction(&quot;IF(OR(B27=&quot;&quot;&quot;&quot;, B28=&quot;&quot;&quot;&quot;),&#10;&quot;&quot;Value needed&quot;&quot;,&#10;INDEX(&#10;FILTER('Range Data'!E:E,'Range Data'!A:A=B2,'Range Data'!B:B=B3,&#10;'Range Data'!D:D=MAX(FILTER('Range Data'!D:D,'Range Data'!A:A=B2,'Range Data'!B:B=B3,'Range Data'!D:D &lt;= B35))&#10;)&#10;,1)&#10;)&#10;&quot;);&quot;Value needed&quot;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rrected Adj Elevation (mil)</text:p>
          </table:table-cell>
          <table:table-cell table:style-name="ce23" table:formula="of:=IFERROR(__xludf.dummyfunction(&quot;IF(OR(B27=&quot;&quot;&quot;&quot;, B28=&quot;&quot;&quot;&quot;),&#10;&quot;&quot;Value needed&quot;&quot;,&#10;B35 - (IF(B10 &gt; B7, (B23 * (ABS(B10 - B7) / 100)), -(B23 * (ABS(B10 - B7) / 100))))&#10;)&quot;);&quot;Value needed&quot;)" office:value-type="string" office:string-value="Value needed" calcext:value-type="string">
            <text:p>Value needed</text:p>
          </table:table-cell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rage" table:style-name="ta2">
        <table:table-column table:style-name="co5" table:default-cell-style-name="Default"/>
        <table:table-column table:style-name="co3" table:number-columns-repeated="1023" table:default-cell-style-name="Default"/>
        <table:table-row table:style-name="ro1">
          <table:table-cell table:style-name="ce25" office:value-type="string" calcext:value-type="string">
            <text:p>2025-07-11 10:49:24 - Tyronne-&gt;Levi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5" office:value-type="string" calcext:value-type="string">
            <text:p>Fire Solution</text:p>
          </table:table-cell>
          <table:table-cell table:style-name="ce25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irection (mil)</text:p>
          </table:table-cell>
          <table:table-cell table:style-name="ce29" office:value-type="float" office:value="6301.6815776204" calcext:value-type="float">
            <text:p>6,302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Elevation (mil)</text:p>
          </table:table-cell>
          <table:table-cell table:style-name="ce30" office:value-type="float" office:value="1225" calcext:value-type="float">
            <text:p>1,225 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dj elevation (mil)</text:p>
          </table:table-cell>
          <table:table-cell table:style-name="ce29" office:value-type="float" office:value="1203.88" calcext:value-type="float">
            <text:p>1,204 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ing Count</text:p>
          </table:table-cell>
          <table:table-cell table:style-name="ce29" office:value-type="float" office:value="2" calcext:value-type="float">
            <text:p>2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Mortar Position Easting (m)</text:p>
          </table:table-cell>
          <table:table-cell table:style-name="ce30" office:value-type="float" office:value="8914" calcext:value-type="float">
            <text:p>8,914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Mortar Position Northing (m)</text:p>
          </table:table-cell>
          <table:table-cell table:style-name="ce30" office:value-type="float" office:value="2799" calcext:value-type="float">
            <text:p>2,799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Mortar Position Elevation (m)</text:p>
          </table:table-cell>
          <table:table-cell table:style-name="ce30" office:value-type="float" office:value="104" calcext:value-type="float">
            <text:p>104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Target Position Easting (m)</text:p>
          </table:table-cell>
          <table:table-cell table:style-name="ce30" office:value-type="float" office:value="8807" calcext:value-type="float">
            <text:p>8,807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Target Position Northing (m)</text:p>
          </table:table-cell>
          <table:table-cell table:style-name="ce30" office:value-type="float" office:value="3904" calcext:value-type="float">
            <text:p>3,904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Target Elevation (m)</text:p>
          </table:table-cell>
          <table:table-cell table:style-name="ce30" office:value-type="float" office:value="200" calcext:value-type="float">
            <text:p>200 </text:p>
          </table:table-cell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1">
          <table:table-cell table:style-name="ce25" office:value-type="string" calcext:value-type="string">
            <text:p>2025-07-11 10:49:07 - Tyronne-&gt;Monti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5" office:value-type="string" calcext:value-type="string">
            <text:p>Fire Solution</text:p>
          </table:table-cell>
          <table:table-cell table:style-name="ce25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irection (mil)</text:p>
          </table:table-cell>
          <table:table-cell table:style-name="ce29" office:value-type="float" office:value="6301.6815776204" calcext:value-type="float">
            <text:p>6,302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Elevation (mil)</text:p>
          </table:table-cell>
          <table:table-cell table:style-name="ce30" office:value-type="float" office:value="1225" calcext:value-type="float">
            <text:p>1,225 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dj elevation (mil)</text:p>
          </table:table-cell>
          <table:table-cell table:style-name="ce29" office:value-type="float" office:value="1203.88" calcext:value-type="float">
            <text:p>1,204 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ing Count</text:p>
          </table:table-cell>
          <table:table-cell table:style-name="ce29" office:value-type="float" office:value="2" calcext:value-type="float">
            <text:p>2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Mortar Position Easting (m)</text:p>
          </table:table-cell>
          <table:table-cell table:style-name="ce30" office:value-type="float" office:value="8914" calcext:value-type="float">
            <text:p>8,914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Mortar Position Northing (m)</text:p>
          </table:table-cell>
          <table:table-cell table:style-name="ce30" office:value-type="float" office:value="2799" calcext:value-type="float">
            <text:p>2,799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Mortar Position Elevation (m)</text:p>
          </table:table-cell>
          <table:table-cell table:style-name="ce30" office:value-type="float" office:value="104" calcext:value-type="float">
            <text:p>104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Target Position Easting (m)</text:p>
          </table:table-cell>
          <table:table-cell table:style-name="ce30" office:value-type="float" office:value="8807" calcext:value-type="float">
            <text:p>8,807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Target Position Northing (m)</text:p>
          </table:table-cell>
          <table:table-cell table:style-name="ce30" office:value-type="float" office:value="3904" calcext:value-type="float">
            <text:p>3,904 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Target Elevation (m)</text:p>
          </table:table-cell>
          <table:table-cell table:style-name="ce30" office:value-type="float" office:value="200" calcext:value-type="float">
            <text:p>200 </text:p>
          </table:table-cell>
          <table:table-cell table:number-columns-repeated="1022"/>
        </table:table-row>
        <table:table-row table:style-name="ro1" table:number-rows-repeated="2">
          <table:table-cell table:style-name="ce24"/>
          <table:table-cell table:number-columns-repeated="1023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style-name="ce31"/>
          <table:table-cell table:number-columns-repeated="1022"/>
        </table:table-row>
        <table:table-row table:style-name="ro1" table:number-rows-repeated="10">
          <table:table-cell table:style-name="ce24"/>
          <table:table-cell table:style-name="ce31"/>
          <table:table-cell table:number-columns-repeated="1022"/>
        </table:table-row>
        <table:table-row table:style-name="ro1" table:number-rows-repeated="2">
          <table:table-cell table:style-name="ce24"/>
          <table:table-cell table:number-columns-repeated="1023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5">
          <table:table-cell table:style-name="ce24"/>
          <table:table-cell table:number-columns-repeated="1023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5">
          <table:table-cell table:style-name="ce24"/>
          <table:table-cell table:number-columns-repeated="1023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5">
          <table:table-cell table:style-name="ce24"/>
          <table:table-cell table:number-columns-repeated="1023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5">
          <table:table-cell table:style-name="ce24"/>
          <table:table-cell table:number-columns-repeated="1023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5">
          <table:table-cell table:style-name="ce24"/>
          <table:table-cell table:number-columns-repeated="1023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5">
          <table:table-cell table:style-name="ce24"/>
          <table:table-cell table:number-columns-repeated="1023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5">
          <table:table-cell table:style-name="ce24"/>
          <table:table-cell table:number-columns-repeated="1023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5">
          <table:table-cell table:style-name="ce24"/>
          <table:table-cell table:number-columns-repeated="1023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4">
          <table:table-cell table:style-name="ce24"/>
          <table:table-cell table:number-columns-repeated="1023"/>
        </table:table-row>
        <table:table-row table:style-name="ro1" table:number-rows-repeated="2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3">
          <table:table-cell table:style-name="ce24"/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table:number-columns-repeated="2"/>
          <table:table-cell table:number-columns-repeated="1022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 table:number-rows-repeated="4">
          <table:table-cell table:style-name="ce24" table:number-columns-repeated="2"/>
          <table:table-cell table:number-columns-repeated="1022"/>
        </table:table-row>
        <table:table-row table:style-name="ro1" table:number-rows-repeated="4">
          <table:table-cell table:style-name="ce24"/>
          <table:table-cell table:number-columns-repeated="1023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 Data" table:style-name="ta3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Mortar Type</text:p>
          </table:table-cell>
          <table:table-cell table:style-name="ce10" office:value-type="string" calcext:value-type="string">
            <text:p>Shell Type</text:p>
          </table:table-cell>
          <table:table-cell table:style-name="ce10" office:value-type="string" calcext:value-type="string">
            <text:p>Ring Count</text:p>
          </table:table-cell>
          <table:table-cell table:style-name="ce10" office:value-type="string" calcext:value-type="string">
            <text:p>Range (m)</text:p>
          </table:table-cell>
          <table:table-cell table:style-name="ce10" office:value-type="string" calcext:value-type="string">
            <text:p>Elevation (mil)</text:p>
          </table:table-cell>
          <table:table-cell table:style-name="ce10" office:value-type="string" calcext:value-type="string">
            <text:p>Time of Flight (sec)</text:p>
          </table:table-cell>
          <table:table-cell table:style-name="ce10" office:value-type="string" calcext:value-type="string">
            <text:p>D Elev (mil)</text:p>
          </table:table-cell>
          <table:table-cell table:style-name="ce10" office:value-type="string" calcext:value-type="string">
            <text:p>Time of Flight per 100m (sec)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455" calcext:value-type="float">
            <text:p>145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411" calcext:value-type="float">
            <text:p>141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365" calcext:value-type="float">
            <text:p>1365</text:p>
          </table:table-cell>
          <table:table-cell table:style-name="ce32" office:value-type="float" office:value="14.9" calcext:value-type="float">
            <text:p>14.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18" calcext:value-type="float">
            <text:p>1318</text:p>
          </table:table-cell>
          <table:table-cell table:style-name="ce32" office:value-type="float" office:value="14.8" calcext:value-type="float">
            <text:p>14.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268" calcext:value-type="float">
            <text:p>1268</text:p>
          </table:table-cell>
          <table:table-cell table:style-name="ce32" office:value-type="float" office:value="14.6" calcext:value-type="float">
            <text:p>14.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217" calcext:value-type="float">
            <text:p>1217</text:p>
          </table:table-cell>
          <table:table-cell table:style-name="ce32" office:value-type="float" office:value="14.4" calcext:value-type="float">
            <text:p>14.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159" calcext:value-type="float">
            <text:p>1159</text:p>
          </table:table-cell>
          <table:table-cell table:style-name="ce32" office:value-type="float" office:value="14.1" calcext:value-type="float">
            <text:p>14.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095" calcext:value-type="float">
            <text:p>1095</text:p>
          </table:table-cell>
          <table:table-cell table:style-name="ce32" office:value-type="float" office:value="13.7" calcext:value-type="float">
            <text:p>13.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1023" calcext:value-type="float">
            <text:p>1023</text:p>
          </table:table-cell>
          <table:table-cell table:style-name="ce32" office:value-type="float" office:value="13.2" calcext:value-type="float">
            <text:p>13.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12.4" calcext:value-type="float">
            <text:p>12.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446" calcext:value-type="float">
            <text:p>1446</text:p>
          </table:table-cell>
          <table:table-cell table:style-name="ce32" office:value-type="float" office:value="19.5" calcext:value-type="float">
            <text:p>19.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92" calcext:value-type="float">
            <text:p>1392</text:p>
          </table:table-cell>
          <table:table-cell table:style-name="ce32" office:value-type="float" office:value="19.4" calcext:value-type="float">
            <text:p>19.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335" calcext:value-type="float">
            <text:p>1335</text:p>
          </table:table-cell>
          <table:table-cell table:style-name="ce32" office:value-type="float" office:value="19.2" calcext:value-type="float">
            <text:p>19.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275" calcext:value-type="float">
            <text:p>1275</text:p>
          </table:table-cell>
          <table:table-cell table:style-name="ce32" office:value-type="float" office:value="18.9" calcext:value-type="float">
            <text:p>18.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212" calcext:value-type="float">
            <text:p>1212</text:p>
          </table:table-cell>
          <table:table-cell table:style-name="ce32" office:value-type="float" office:value="18.6" calcext:value-type="float">
            <text:p>18.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141" calcext:value-type="float">
            <text:p>1141</text:p>
          </table:table-cell>
          <table:table-cell table:style-name="ce32" office:value-type="float" office:value="18.1" calcext:value-type="float">
            <text:p>18.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058" calcext:value-type="float">
            <text:p>1058</text:p>
          </table:table-cell>
          <table:table-cell table:style-name="ce32" office:value-type="float" office:value="17.4" calcext:value-type="float">
            <text:p>17.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16.4" calcext:value-type="float">
            <text:p>16.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432" calcext:value-type="float">
            <text:p>1432</text:p>
          </table:table-cell>
          <table:table-cell table:style-name="ce32" office:value-type="float" office:value="24.8" calcext:value-type="float">
            <text:p>24.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397" calcext:value-type="float">
            <text:p>1397</text:p>
          </table:table-cell>
          <table:table-cell table:style-name="ce32" office:value-type="float" office:value="24.7" calcext:value-type="float">
            <text:p>24.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362" calcext:value-type="float">
            <text:p>1362</text:p>
          </table:table-cell>
          <table:table-cell table:style-name="ce32" office:value-type="float" office:value="24.6" calcext:value-type="float">
            <text:p>24.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325" calcext:value-type="float">
            <text:p>1325</text:p>
          </table:table-cell>
          <table:table-cell table:style-name="ce32" office:value-type="float" office:value="24.4" calcext:value-type="float">
            <text:p>24.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88" calcext:value-type="float">
            <text:p>1288</text:p>
          </table:table-cell>
          <table:table-cell table:style-name="ce32" office:value-type="float" office:value="24.2" calcext:value-type="float">
            <text:p>24.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248" calcext:value-type="float">
            <text:p>124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207" calcext:value-type="float">
            <text:p>1207</text:p>
          </table:table-cell>
          <table:table-cell table:style-name="ce32" office:value-type="float" office:value="23.7" calcext:value-type="float">
            <text:p>23.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162" calcext:value-type="float">
            <text:p>1162</text:p>
          </table:table-cell>
          <table:table-cell table:style-name="ce32" office:value-type="float" office:value="23.3" calcext:value-type="float">
            <text:p>23.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114" calcext:value-type="float">
            <text:p>1114</text:p>
          </table:table-cell>
          <table:table-cell table:style-name="ce32" office:value-type="float" office:value="22.9" calcext:value-type="float">
            <text:p>22.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00" calcext:value-type="float">
            <text:p>1100</text:p>
          </table:table-cell>
          <table:table-cell table:style-name="ce32" office:value-type="float" office:value="1060" calcext:value-type="float">
            <text:p>1060</text:p>
          </table:table-cell>
          <table:table-cell table:style-name="ce32" office:value-type="float" office:value="22.3" calcext:value-type="float">
            <text:p>22.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21.5" calcext:value-type="float">
            <text:p>21.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914" calcext:value-type="float">
            <text:p>914</text:p>
          </table:table-cell>
          <table:table-cell table:style-name="ce32" office:value-type="float" office:value="20.4" calcext:value-type="float">
            <text:p>20.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17.8" calcext:value-type="float">
            <text:p>17.8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423" calcext:value-type="float">
            <text:p>1423</text:p>
          </table:table-cell>
          <table:table-cell table:style-name="ce32" office:value-type="float" office:value="28.9" calcext:value-type="float">
            <text:p>28.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397" calcext:value-type="float">
            <text:p>1397</text:p>
          </table:table-cell>
          <table:table-cell table:style-name="ce32" office:value-type="float" office:value="28.8" calcext:value-type="float">
            <text:p>28.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370" calcext:value-type="float">
            <text:p>1370</text:p>
          </table:table-cell>
          <table:table-cell table:style-name="ce32" office:value-type="float" office:value="28.6" calcext:value-type="float">
            <text:p>28.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343" calcext:value-type="float">
            <text:p>1343</text:p>
          </table:table-cell>
          <table:table-cell table:style-name="ce32" office:value-type="float" office:value="28.5" calcext:value-type="float">
            <text:p>28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315" calcext:value-type="float">
            <text:p>1315</text:p>
          </table:table-cell>
          <table:table-cell table:style-name="ce32" office:value-type="float" office:value="28.5" calcext:value-type="float">
            <text:p>28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286" calcext:value-type="float">
            <text:p>1286</text:p>
          </table:table-cell>
          <table:table-cell table:style-name="ce32" office:value-type="float" office:value="28.3" calcext:value-type="float">
            <text:p>28.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257" calcext:value-type="float">
            <text:p>1257</text:p>
          </table:table-cell>
          <table:table-cell table:style-name="ce32" office:value-type="float" office:value="28.1" calcext:value-type="float">
            <text:p>28.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226" calcext:value-type="float">
            <text:p>1226</text:p>
          </table:table-cell>
          <table:table-cell table:style-name="ce32" office:value-type="float" office:value="27.9" calcext:value-type="float">
            <text:p>27.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00" calcext:value-type="float">
            <text:p>1100</text:p>
          </table:table-cell>
          <table:table-cell table:style-name="ce32" office:value-type="float" office:value="1193" calcext:value-type="float">
            <text:p>1193</text:p>
          </table:table-cell>
          <table:table-cell table:style-name="ce32" office:value-type="float" office:value="27.6" calcext:value-type="float">
            <text:p>27.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1159" calcext:value-type="float">
            <text:p>1159</text:p>
          </table:table-cell>
          <table:table-cell table:style-name="ce32" office:value-type="float" office:value="27.2" calcext:value-type="float">
            <text:p>27.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123" calcext:value-type="float">
            <text:p>1123</text:p>
          </table:table-cell>
          <table:table-cell table:style-name="ce32" office:value-type="float" office:value="26.8" calcext:value-type="float">
            <text:p>26.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1084" calcext:value-type="float">
            <text:p>1084</text:p>
          </table:table-cell>
          <table:table-cell table:style-name="ce32" office:value-type="float" office:value="26.4" calcext:value-type="float">
            <text:p>26.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1040" calcext:value-type="float">
            <text:p>1040</text:p>
          </table:table-cell>
          <table:table-cell table:style-name="ce32" office:value-type="float" office:value="25.8" calcext:value-type="float">
            <text:p>25.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991" calcext:value-type="float">
            <text:p>991</text:p>
          </table:table-cell>
          <table:table-cell table:style-name="ce32" office:value-type="float" office:value="25.1" calcext:value-type="float">
            <text:p>25.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24.2" calcext:value-type="float">
            <text:p>24.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22.8" calcext:value-type="float">
            <text:p>22.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.3" calcext:value-type="float">
            <text:p>1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418" calcext:value-type="float">
            <text:p>1418</text:p>
          </table:table-cell>
          <table:table-cell table:style-name="ce24" office:value-type="float" office:value="32.9" calcext:value-type="float">
            <text:p>32.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398" calcext:value-type="float">
            <text:p>1398</text:p>
          </table:table-cell>
          <table:table-cell table:style-name="ce24" office:value-type="float" office:value="32.9" calcext:value-type="float">
            <text:p>32.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1376" calcext:value-type="float">
            <text:p>1376</text:p>
          </table:table-cell>
          <table:table-cell table:style-name="ce24" office:value-type="float" office:value="32.8" calcext:value-type="float">
            <text:p>32.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355" calcext:value-type="float">
            <text:p>1355</text:p>
          </table:table-cell>
          <table:table-cell table:style-name="ce24" office:value-type="float" office:value="32.7" calcext:value-type="float">
            <text:p>32.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1333" calcext:value-type="float">
            <text:p>1333</text:p>
          </table:table-cell>
          <table:table-cell table:style-name="ce24" office:value-type="float" office:value="32.6" calcext:value-type="float">
            <text:p>32.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1311" calcext:value-type="float">
            <text:p>1311</text:p>
          </table:table-cell>
          <table:table-cell table:style-name="ce24" office:value-type="float" office:value="32.4" calcext:value-type="float">
            <text:p>32.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1288" calcext:value-type="float">
            <text:p>1288</text:p>
          </table:table-cell>
          <table:table-cell table:style-name="ce24" office:value-type="float" office:value="32.2" calcext:value-type="float">
            <text:p>32.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1264" calcext:value-type="float">
            <text:p>1264</text:p>
          </table:table-cell>
          <table:table-cell table:style-name="ce24" office:value-type="float" office:value="32.1" calcext:value-type="float">
            <text:p>32.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1240" calcext:value-type="float">
            <text:p>1240</text:p>
          </table:table-cell>
          <table:table-cell table:style-name="ce24" office:value-type="float" office:value="31.8" calcext:value-type="float">
            <text:p>31.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1215" calcext:value-type="float">
            <text:p>1215</text:p>
          </table:table-cell>
          <table:table-cell table:style-name="ce24" office:value-type="float" office:value="31.6" calcext:value-type="float">
            <text:p>31.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1189" calcext:value-type="float">
            <text:p>1189</text:p>
          </table:table-cell>
          <table:table-cell table:style-name="ce24" office:value-type="float" office:value="31.3" calcext:value-type="float">
            <text:p>31.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500" calcext:value-type="float">
            <text:p>1500</text:p>
          </table:table-cell>
          <table:table-cell table:style-name="ce24" office:value-type="float" office:value="1161" calcext:value-type="float">
            <text:p>116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1133" calcext:value-type="float">
            <text:p>1133</text:p>
          </table:table-cell>
          <table:table-cell table:style-name="ce24" office:value-type="float" office:value="30.7" calcext:value-type="float">
            <text:p>30.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700" calcext:value-type="float">
            <text:p>1700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float" office:value="30.3" calcext:value-type="float">
            <text:p>30.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float" office:value="1069" calcext:value-type="float">
            <text:p>1069</text:p>
          </table:table-cell>
          <table:table-cell table:style-name="ce24" office:value-type="float" office:value="29.8" calcext:value-type="float">
            <text:p>29.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900" calcext:value-type="float">
            <text:p>1900</text:p>
          </table:table-cell>
          <table:table-cell table:style-name="ce24" office:value-type="float" office:value="1034" calcext:value-type="float">
            <text:p>1034</text:p>
          </table:table-cell>
          <table:table-cell table:style-name="ce24" office:value-type="float" office:value="29.3" calcext:value-type="float">
            <text:p>29.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995" calcext:value-type="float">
            <text:p>995</text:p>
          </table:table-cell>
          <table:table-cell table:style-name="ce24" office:value-type="float" office:value="28.7" calcext:value-type="float">
            <text:p>28.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2100" calcext:value-type="float">
            <text:p>2100</text:p>
          </table:table-cell>
          <table:table-cell table:style-name="ce24" office:value-type="float" office:value="950" calcext:value-type="float">
            <text:p>950</text:p>
          </table:table-cell>
          <table:table-cell table:style-name="ce24" office:value-type="float" office:value="27.9" calcext:value-type="float">
            <text:p>27.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26.9" calcext:value-type="float">
            <text:p>26.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2300" calcext:value-type="float">
            <text:p>2300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25.3" calcext:value-type="float">
            <text:p>25.3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421" calcext:value-type="float">
            <text:p>1421</text:p>
          </table:table-cell>
          <table:table-cell table:style-name="ce24" office:value-type="float" office:value="16.4" calcext:value-type="float">
            <text:p>16.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381" calcext:value-type="float">
            <text:p>1381</text:p>
          </table:table-cell>
          <table:table-cell table:style-name="ce24" office:value-type="float" office:value="16.3" calcext:value-type="float">
            <text:p>16.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339" calcext:value-type="float">
            <text:p>1339</text:p>
          </table:table-cell>
          <table:table-cell table:style-name="ce24" office:value-type="float" office:value="16.2" calcext:value-type="float">
            <text:p>16.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296" calcext:value-type="float">
            <text:p>1296</text:p>
          </table:table-cell>
          <table:table-cell table:style-name="ce24" office:value-type="float" office:value="16.1" calcext:value-type="float">
            <text:p>16.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15.9" calcext:value-type="float">
            <text:p>15.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203" calcext:value-type="float">
            <text:p>1203</text:p>
          </table:table-cell>
          <table:table-cell table:style-name="ce24" office:value-type="float" office:value="15.7" calcext:value-type="float">
            <text:p>15.7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151" calcext:value-type="float">
            <text:p>1151</text:p>
          </table:table-cell>
          <table:table-cell table:style-name="ce24" office:value-type="float" office:value="15.4" calcext:value-type="float">
            <text:p>15.4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1093" calcext:value-type="float">
            <text:p>109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028" calcext:value-type="float">
            <text:p>1028</text:p>
          </table:table-cell>
          <table:table-cell table:style-name="ce24" office:value-type="float" office:value="14.5" calcext:value-type="float">
            <text:p>14.5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office:value-type="float" office:value="13.8" calcext:value-type="float">
            <text:p>13.8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799" calcext:value-type="float">
            <text:p>799</text:p>
          </table:table-cell>
          <table:table-cell table:style-name="ce24" office:value-type="float" office:value="12.3" calcext:value-type="float">
            <text:p>12.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417" calcext:value-type="float">
            <text:p>1417</text:p>
          </table:table-cell>
          <table:table-cell table:style-name="ce24" office:value-type="float" office:value="23.6" calcext:value-type="float">
            <text:p>23.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374" calcext:value-type="float">
            <text:p>1374</text:p>
          </table:table-cell>
          <table:table-cell table:style-name="ce24" office:value-type="float" office:value="23.5" calcext:value-type="float">
            <text:p>23.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330" calcext:value-type="float">
            <text:p>1330</text:p>
          </table:table-cell>
          <table:table-cell table:style-name="ce24" office:value-type="float" office:value="23.3" calcext:value-type="float">
            <text:p>23.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284" calcext:value-type="float">
            <text:p>1284</text:p>
          </table:table-cell>
          <table:table-cell table:style-name="ce24" office:value-type="float" office:value="23.1" calcext:value-type="float">
            <text:p>23.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1234" calcext:value-type="float">
            <text:p>1234</text:p>
          </table:table-cell>
          <table:table-cell table:style-name="ce24" office:value-type="float" office:value="22.8" calcext:value-type="float">
            <text:p>22.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182" calcext:value-type="float">
            <text:p>1182</text:p>
          </table:table-cell>
          <table:table-cell table:style-name="ce24" office:value-type="float" office:value="22.4" calcext:value-type="float">
            <text:p>22.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1124" calcext:value-type="float">
            <text:p>1124</text:p>
          </table:table-cell>
          <table:table-cell table:style-name="ce24" office:value-type="float" office:value="21.9" calcext:value-type="float">
            <text:p>21.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21.3" calcext:value-type="float">
            <text:p>21.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979" calcext:value-type="float">
            <text:p>979</text:p>
          </table:table-cell>
          <table:table-cell table:style-name="ce24" office:value-type="float" office:value="20.4" calcext:value-type="float">
            <text:p>20.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18.9" calcext:value-type="float">
            <text:p>18.9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.3" calcext:value-type="float">
            <text:p>1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411" calcext:value-type="float">
            <text:p>14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380" calcext:value-type="float">
            <text:p>1380</text:p>
          </table:table-cell>
          <table:table-cell table:style-name="ce24" office:value-type="float" office:value="28.9" calcext:value-type="float">
            <text:p>28.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348" calcext:value-type="float">
            <text:p>1348</text:p>
          </table:table-cell>
          <table:table-cell table:style-name="ce24" office:value-type="float" office:value="28.7" calcext:value-type="float">
            <text:p>28.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1315" calcext:value-type="float">
            <text:p>1315</text:p>
          </table:table-cell>
          <table:table-cell table:style-name="ce24" office:value-type="float" office:value="28.6" calcext:value-type="float">
            <text:p>28.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281" calcext:value-type="float">
            <text:p>1281</text:p>
          </table:table-cell>
          <table:table-cell table:style-name="ce24" office:value-type="float" office:value="28.4" calcext:value-type="float">
            <text:p>28.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1246" calcext:value-type="float">
            <text:p>1246</text:p>
          </table:table-cell>
          <table:table-cell table:style-name="ce24" office:value-type="float" office:value="28.1" calcext:value-type="float">
            <text:p>28.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1209" calcext:value-type="float">
            <text:p>1209</text:p>
          </table:table-cell>
          <table:table-cell table:style-name="ce24" office:value-type="float" office:value="27.8" calcext:value-type="float">
            <text:p>27.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1170" calcext:value-type="float">
            <text:p>1170</text:p>
          </table:table-cell>
          <table:table-cell table:style-name="ce24" office:value-type="float" office:value="27.4" calcext:value-type="float">
            <text:p>27.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1082" calcext:value-type="float">
            <text:p>1082</text:p>
          </table:table-cell>
          <table:table-cell table:style-name="ce24" office:value-type="float" office:value="26.5" calcext:value-type="float">
            <text:p>26.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1031" calcext:value-type="float">
            <text:p>1031</text:p>
          </table:table-cell>
          <table:table-cell table:style-name="ce24" office:value-type="float" office:value="25.8" calcext:value-type="float">
            <text:p>25.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1500" calcext:value-type="float">
            <text:p>1500</text:p>
          </table:table-cell>
          <table:table-cell table:style-name="ce24" office:value-type="float" office:value="903" calcext:value-type="float">
            <text:p>903</text:p>
          </table:table-cell>
          <table:table-cell table:style-name="ce24" office:value-type="float" office:value="23.9" calcext:value-type="float">
            <text:p>23.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22.3" calcext:value-type="float">
            <text:p>22.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411" calcext:value-type="float">
            <text:p>1411</text:p>
          </table:table-cell>
          <table:table-cell table:style-name="ce24" office:value-type="float" office:value="35.3" calcext:value-type="float">
            <text:p>35.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388" calcext:value-type="float">
            <text:p>1388</text:p>
          </table:table-cell>
          <table:table-cell table:style-name="ce24" office:value-type="float" office:value="35.2" calcext:value-type="float">
            <text:p>35.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1364" calcext:value-type="float">
            <text:p>1364</text:p>
          </table:table-cell>
          <table:table-cell table:style-name="ce24" office:value-type="float" office:value="35.1" calcext:value-type="float">
            <text:p>35.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341" calcext:value-type="float">
            <text:p>13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1316" calcext:value-type="float">
            <text:p>1316</text:p>
          </table:table-cell>
          <table:table-cell table:style-name="ce24" office:value-type="float" office:value="34.8" calcext:value-type="float">
            <text:p>34.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1291" calcext:value-type="float">
            <text:p>1291</text:p>
          </table:table-cell>
          <table:table-cell table:style-name="ce24" office:value-type="float" office:value="34.7" calcext:value-type="float">
            <text:p>34.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1265" calcext:value-type="float">
            <text:p>1265</text:p>
          </table:table-cell>
          <table:table-cell table:style-name="ce24" office:value-type="float" office:value="34.4" calcext:value-type="float">
            <text:p>34.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1238" calcext:value-type="float">
            <text:p>1238</text:p>
          </table:table-cell>
          <table:table-cell table:style-name="ce24" office:value-type="float" office:value="34.2" calcext:value-type="float">
            <text:p>34.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1210" calcext:value-type="float">
            <text:p>1210</text:p>
          </table:table-cell>
          <table:table-cell table:style-name="ce24" office:value-type="float" office:value="33.9" calcext:value-type="float">
            <text:p>33.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1181" calcext:value-type="float">
            <text:p>1181</text:p>
          </table:table-cell>
          <table:table-cell table:style-name="ce24" office:value-type="float" office:value="33.6" calcext:value-type="float">
            <text:p>33.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1150" calcext:value-type="float">
            <text:p>1150</text:p>
          </table:table-cell>
          <table:table-cell table:style-name="ce24" office:value-type="float" office:value="33.2" calcext:value-type="float">
            <text:p>33.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500" calcext:value-type="float">
            <text:p>1500</text:p>
          </table:table-cell>
          <table:table-cell table:style-name="ce24" office:value-type="float" office:value="1119" calcext:value-type="float">
            <text:p>1119</text:p>
          </table:table-cell>
          <table:table-cell table:style-name="ce24" office:value-type="float" office:value="32.8" calcext:value-type="float">
            <text:p>32.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1085" calcext:value-type="float">
            <text:p>1085</text:p>
          </table:table-cell>
          <table:table-cell table:style-name="ce24" office:value-type="float" office:value="32.4" calcext:value-type="float">
            <text:p>32.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700" calcext:value-type="float">
            <text:p>1700</text:p>
          </table:table-cell>
          <table:table-cell table:style-name="ce24" office:value-type="float" office:value="1048" calcext:value-type="float">
            <text:p>1048</text:p>
          </table:table-cell>
          <table:table-cell table:style-name="ce24" office:value-type="float" office:value="31.8" calcext:value-type="float">
            <text:p>31.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float" office:value="1009" calcext:value-type="float">
            <text:p>1009</text:p>
          </table:table-cell>
          <table:table-cell table:style-name="ce24" office:value-type="float" office:value="31.2" calcext:value-type="float">
            <text:p>31.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900" calcext:value-type="float">
            <text:p>1900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office:value-type="float" office:value="30.4" calcext:value-type="float">
            <text:p>30.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29.6" calcext:value-type="float">
            <text:p>29.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2100" calcext:value-type="float">
            <text:p>2100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28.4" calcext:value-type="float">
            <text:p>28.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787" calcext:value-type="float">
            <text:p>787</text:p>
          </table:table-cell>
          <table:table-cell table:style-name="ce24" office:value-type="float" office:value="26.9" calcext:value-type="float">
            <text:p>26.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450" calcext:value-type="float">
            <text:p>1450</text:p>
          </table:table-cell>
          <table:table-cell table:style-name="ce24" office:value-type="float" office:value="14.1" calcext:value-type="float">
            <text:p>14.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399" calcext:value-type="float">
            <text:p>139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347" calcext:value-type="float">
            <text:p>1347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292" calcext:value-type="float">
            <text:p>1292</text:p>
          </table:table-cell>
          <table:table-cell table:style-name="ce24" office:value-type="float" office:value="13.8" calcext:value-type="float">
            <text:p>13.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235" calcext:value-type="float">
            <text:p>1235</text:p>
          </table:table-cell>
          <table:table-cell table:style-name="ce24" office:value-type="float" office:value="13.6" calcext:value-type="float">
            <text:p>13.6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172" calcext:value-type="float">
            <text:p>1172</text:p>
          </table:table-cell>
          <table:table-cell table:style-name="ce24" office:value-type="float" office:value="13.3" calcext:value-type="float">
            <text:p>13.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float" office:value="12.9" calcext:value-type="float">
            <text:p>12.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020" calcext:value-type="float">
            <text:p>1020</text:p>
          </table:table-cell>
          <table:table-cell table:style-name="ce24" office:value-type="float" office:value="12.4" calcext:value-type="float">
            <text:p>12.4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office:value-type="float" office:value="11.4" calcext:value-type="float">
            <text:p>11.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381" calcext:value-type="float">
            <text:p>1381</text:p>
          </table:table-cell>
          <table:table-cell table:style-name="ce24" office:value-type="float" office:value="18.4" calcext:value-type="float">
            <text:p>18.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319" calcext:value-type="float">
            <text:p>1319</text:p>
          </table:table-cell>
          <table:table-cell table:style-name="ce24" office:value-type="float" office:value="18.2" calcext:value-type="float">
            <text:p>18.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252" calcext:value-type="float">
            <text:p>1252</text:p>
          </table:table-cell>
          <table:table-cell table:style-name="ce24" office:value-type="float" office:value="17.9" calcext:value-type="float">
            <text:p>17.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179" calcext:value-type="float">
            <text:p>1179</text:p>
          </table:table-cell>
          <table:table-cell table:style-name="ce24" office:value-type="float" office:value="17.5" calcext:value-type="float">
            <text:p>17.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1097" calcext:value-type="float">
            <text:p>1097</text:p>
          </table:table-cell>
          <table:table-cell table:style-name="ce24" office:value-type="float" office:value="16.9" calcext:value-type="float">
            <text:p>16.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993" calcext:value-type="float">
            <text:p>99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805" calcext:value-type="float">
            <text:p>805</text:p>
          </table:table-cell>
          <table:table-cell table:style-name="ce24" office:value-type="float" office:value="13.8" calcext:value-type="float">
            <text:p>13.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387" calcext:value-type="float">
            <text:p>1387</text:p>
          </table:table-cell>
          <table:table-cell table:style-name="ce24" office:value-type="float" office:value="23.5" calcext:value-type="float">
            <text:p>23.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348" calcext:value-type="float">
            <text:p>1348</text:p>
          </table:table-cell>
          <table:table-cell table:style-name="ce24" office:value-type="float" office:value="23.3" calcext:value-type="float">
            <text:p>23.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308" calcext:value-type="float">
            <text:p>1308</text:p>
          </table:table-cell>
          <table:table-cell table:style-name="ce24" office:value-type="float" office:value="23.2" calcext:value-type="float">
            <text:p>23.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1266" calcext:value-type="float">
            <text:p>1266</text:p>
          </table:table-cell>
          <table:table-cell table:style-name="ce24" office:value-type="float" office:value="22.9" calcext:value-type="float">
            <text:p>22.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222" calcext:value-type="float">
            <text:p>1222</text:p>
          </table:table-cell>
          <table:table-cell table:style-name="ce24" office:value-type="float" office:value="22.7" calcext:value-type="float">
            <text:p>22.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1175" calcext:value-type="float">
            <text:p>1175</text:p>
          </table:table-cell>
          <table:table-cell table:style-name="ce24" office:value-type="float" office:value="22.3" calcext:value-type="float">
            <text:p>22.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1123" calcext:value-type="float">
            <text:p>1123</text:p>
          </table:table-cell>
          <table:table-cell table:style-name="ce24" office:value-type="float" office:value="21.8" calcext:value-type="float">
            <text:p>21.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1065" calcext:value-type="float">
            <text:p>1065</text:p>
          </table:table-cell>
          <table:table-cell table:style-name="ce24" office:value-type="float" office:value="21.3" calcext:value-type="float">
            <text:p>21.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994" calcext:value-type="float">
            <text:p>994</text:p>
          </table:table-cell>
          <table:table-cell table:style-name="ce24" office:value-type="float" office:value="20.4" calcext:value-type="float">
            <text:p>20.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902" calcext:value-type="float">
            <text:p>902</text:p>
          </table:table-cell>
          <table:table-cell table:style-name="ce24" office:value-type="float" office:value="19.2" calcext:value-type="float">
            <text:p>19.2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1387" calcext:value-type="float">
            <text:p>1387</text:p>
          </table:table-cell>
          <table:table-cell table:style-name="ce24" office:value-type="float" office:value="27.3" calcext:value-type="float">
            <text:p>27.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357" calcext:value-type="float">
            <text:p>1357</text:p>
          </table:table-cell>
          <table:table-cell table:style-name="ce24" office:value-type="float" office:value="27.2" calcext:value-type="float">
            <text:p>27.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27.1" calcext:value-type="float">
            <text:p>27.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286" calcext:value-type="float">
            <text:p>1286</text:p>
          </table:table-cell>
          <table:table-cell table:style-name="ce24" office:value-type="float" office:value="26.9" calcext:value-type="float">
            <text:p>26.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1264" calcext:value-type="float">
            <text:p>1264</text:p>
          </table:table-cell>
          <table:table-cell table:style-name="ce24" office:value-type="float" office:value="26.7" calcext:value-type="float">
            <text:p>26.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26.5" calcext:value-type="float">
            <text:p>26.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1196" calcext:value-type="float">
            <text:p>1196</text:p>
          </table:table-cell>
          <table:table-cell table:style-name="ce24" office:value-type="float" office:value="26.2" calcext:value-type="float">
            <text:p>26.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1159" calcext:value-type="float">
            <text:p>1159</text:p>
          </table:table-cell>
          <table:table-cell table:style-name="ce24" office:value-type="float" office:value="25.8" calcext:value-type="float">
            <text:p>25.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1119" calcext:value-type="float">
            <text:p>1119</text:p>
          </table:table-cell>
          <table:table-cell table:style-name="ce24" office:value-type="float" office:value="25.4" calcext:value-type="float">
            <text:p>25.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1075" calcext:value-type="float">
            <text:p>1075</text:p>
          </table:table-cell>
          <table:table-cell table:style-name="ce24" office:value-type="float" office:value="24.9" calcext:value-type="float">
            <text:p>24.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1026" calcext:value-type="float">
            <text:p>1026</text:p>
          </table:table-cell>
          <table:table-cell table:style-name="ce24" office:value-type="float" office:value="24.3" calcext:value-type="float">
            <text:p>24.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500" calcext:value-type="float">
            <text:p>1500</text:p>
          </table:table-cell>
          <table:table-cell table:style-name="ce24" office:value-type="float" office:value="969" calcext:value-type="float">
            <text:p>969</text:p>
          </table:table-cell>
          <table:table-cell table:style-name="ce24" office:value-type="float" office:value="23.5" calcext:value-type="float">
            <text:p>23.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22.3" calcext:value-type="float">
            <text:p>22.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1700" calcext:value-type="float">
            <text:p>1700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19.8" calcext:value-type="float">
            <text:p>19.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540" calcext:value-type="float">
            <text:p>1540</text:p>
          </table:table-cell>
          <table:table-cell table:style-name="ce32" office:value-type="float" office:value="13.2" calcext:value-type="float">
            <text:p>13.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479" calcext:value-type="float">
            <text:p>1479</text:p>
          </table:table-cell>
          <table:table-cell table:style-name="ce32" office:value-type="float" office:value="13.2" calcext:value-type="float">
            <text:p>13.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416" calcext:value-type="float">
            <text:p>14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50" calcext:value-type="float">
            <text:p>1350</text:p>
          </table:table-cell>
          <table:table-cell table:style-name="ce32" office:value-type="float" office:value="12.8" calcext:value-type="float">
            <text:p>12.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279" calcext:value-type="float">
            <text:p>1279</text:p>
          </table:table-cell>
          <table:table-cell table:style-name="ce32" office:value-type="float" office:value="12.6" calcext:value-type="float">
            <text:p>12.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201" calcext:value-type="float">
            <text:p>1201</text:p>
          </table:table-cell>
          <table:table-cell table:style-name="ce32" office:value-type="float" office:value="12.3" calcext:value-type="float">
            <text:p>12.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106" calcext:value-type="float">
            <text:p>1106</text:p>
          </table:table-cell>
          <table:table-cell table:style-name="ce32" office:value-type="float" office:value="11.7" calcext:value-type="float">
            <text:p>11.7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10.7" calcext:value-type="float">
            <text:p>10.7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47" calcext:value-type="float">
            <text:p>154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492" calcext:value-type="float">
            <text:p>1492</text:p>
          </table:table-cell>
          <table:table-cell table:style-name="ce32" office:value-type="float" office:value="19.9" calcext:value-type="float">
            <text:p>19.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437" calcext:value-type="float">
            <text:p>1437</text:p>
          </table:table-cell>
          <table:table-cell table:style-name="ce32" office:value-type="float" office:value="19.7" calcext:value-type="float">
            <text:p>19.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378" calcext:value-type="float">
            <text:p>1378</text:p>
          </table:table-cell>
          <table:table-cell table:style-name="ce32" office:value-type="float" office:value="19.5" calcext:value-type="float">
            <text:p>19.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317" calcext:value-type="float">
            <text:p>1317</text:p>
          </table:table-cell>
          <table:table-cell table:style-name="ce32" office:value-type="float" office:value="19.2" calcext:value-type="float">
            <text:p>19.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49" calcext:value-type="float">
            <text:p>1249</text:p>
          </table:table-cell>
          <table:table-cell table:style-name="ce32" office:value-type="float" office:value="18.8" calcext:value-type="float">
            <text:p>18.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174" calcext:value-type="float">
            <text:p>1174</text:p>
          </table:table-cell>
          <table:table-cell table:style-name="ce32" office:value-type="float" office:value="18.3" calcext:value-type="float">
            <text:p>18.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085" calcext:value-type="float">
            <text:p>1085</text:p>
          </table:table-cell>
          <table:table-cell table:style-name="ce32" office:value-type="float" office:value="17.5" calcext:value-type="float">
            <text:p>17.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954" calcext:value-type="float">
            <text:p>954</text:p>
          </table:table-cell>
          <table:table-cell table:style-name="ce32" office:value-type="float" office:value="16.1" calcext:value-type="float">
            <text:p>16.1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.8" calcext:value-type="float">
            <text:p>1.8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538" calcext:value-type="float">
            <text:p>1538</text:p>
          </table:table-cell>
          <table:table-cell table:style-name="ce32" office:value-type="float" office:value="26.6" calcext:value-type="float">
            <text:p>26.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507" calcext:value-type="float">
            <text:p>1507</text:p>
          </table:table-cell>
          <table:table-cell table:style-name="ce32" office:value-type="float" office:value="26.5" calcext:value-type="float">
            <text:p>26.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475" calcext:value-type="float">
            <text:p>1475</text:p>
          </table:table-cell>
          <table:table-cell table:style-name="ce32" office:value-type="float" office:value="26.4" calcext:value-type="float">
            <text:p>26.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443" calcext:value-type="float">
            <text:p>1443</text:p>
          </table:table-cell>
          <table:table-cell table:style-name="ce32" office:value-type="float" office:value="26.3" calcext:value-type="float">
            <text:p>26.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410" calcext:value-type="float">
            <text:p>1410</text:p>
          </table:table-cell>
          <table:table-cell table:style-name="ce32" office:value-type="float" office:value="26.2" calcext:value-type="float">
            <text:p>26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376" calcext:value-type="float">
            <text:p>137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341" calcext:value-type="float">
            <text:p>1341</text:p>
          </table:table-cell>
          <table:table-cell table:style-name="ce32" office:value-type="float" office:value="25.8" calcext:value-type="float">
            <text:p>25.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305" calcext:value-type="float">
            <text:p>1305</text:p>
          </table:table-cell>
          <table:table-cell table:style-name="ce32" office:value-type="float" office:value="25.5" calcext:value-type="float">
            <text:p>25.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266" calcext:value-type="float">
            <text:p>1266</text:p>
          </table:table-cell>
          <table:table-cell table:style-name="ce32" office:value-type="float" office:value="25.2" calcext:value-type="float">
            <text:p>25.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00" calcext:value-type="float">
            <text:p>1100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24.9" calcext:value-type="float">
            <text:p>24.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1180" calcext:value-type="float">
            <text:p>1180</text:p>
          </table:table-cell>
          <table:table-cell table:style-name="ce32" office:value-type="float" office:value="24.4" calcext:value-type="float">
            <text:p>24.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132" calcext:value-type="float">
            <text:p>1132</text:p>
          </table:table-cell>
          <table:table-cell table:style-name="ce32" office:value-type="float" office:value="23.9" calcext:value-type="float">
            <text:p>23.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1076" calcext:value-type="float">
            <text:p>1076</text:p>
          </table:table-cell>
          <table:table-cell table:style-name="ce32" office:value-type="float" office:value="23.2" calcext:value-type="float">
            <text:p>23.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1009" calcext:value-type="float">
            <text:p>1009</text:p>
          </table:table-cell>
          <table:table-cell table:style-name="ce32" office:value-type="float" office:value="22.3" calcext:value-type="float">
            <text:p>22.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912" calcext:value-type="float">
            <text:p>912</text:p>
          </table:table-cell>
          <table:table-cell table:style-name="ce32" office:value-type="float" office:value="20.9" calcext:value-type="float">
            <text:p>20.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.9" calcext:value-type="float">
            <text:p>1.9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534" calcext:value-type="float">
            <text:p>1534</text:p>
          </table:table-cell>
          <table:table-cell table:style-name="ce32" office:value-type="float" office:value="31.7" calcext:value-type="float">
            <text:p>31.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511" calcext:value-type="float">
            <text:p>1511</text:p>
          </table:table-cell>
          <table:table-cell table:style-name="ce32" office:value-type="float" office:value="31.6" calcext:value-type="float">
            <text:p>31.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489" calcext:value-type="float">
            <text:p>1489</text:p>
          </table:table-cell>
          <table:table-cell table:style-name="ce32" office:value-type="float" office:value="31.6" calcext:value-type="float">
            <text:p>31.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466" calcext:value-type="float">
            <text:p>1466</text:p>
          </table:table-cell>
          <table:table-cell table:style-name="ce32" office:value-type="float" office:value="31.5" calcext:value-type="float">
            <text:p>31.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442" calcext:value-type="float">
            <text:p>1442</text:p>
          </table:table-cell>
          <table:table-cell table:style-name="ce32" office:value-type="float" office:value="31.4" calcext:value-type="float">
            <text:p>31.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419" calcext:value-type="float">
            <text:p>1419</text:p>
          </table:table-cell>
          <table:table-cell table:style-name="ce32" office:value-type="float" office:value="31.3" calcext:value-type="float">
            <text:p>31.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395" calcext:value-type="float">
            <text:p>1395</text:p>
          </table:table-cell>
          <table:table-cell table:style-name="ce32" office:value-type="float" office:value="31.1" calcext:value-type="float">
            <text:p>31.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370" calcext:value-type="float">
            <text:p>137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00" calcext:value-type="float">
            <text:p>1100</text:p>
          </table:table-cell>
          <table:table-cell table:style-name="ce32" office:value-type="float" office:value="1344" calcext:value-type="float">
            <text:p>1344</text:p>
          </table:table-cell>
          <table:table-cell table:style-name="ce32" office:value-type="float" office:value="30.8" calcext:value-type="float">
            <text:p>30.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1318" calcext:value-type="float">
            <text:p>1318</text:p>
          </table:table-cell>
          <table:table-cell table:style-name="ce32" office:value-type="float" office:value="30.6" calcext:value-type="float">
            <text:p>30.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291" calcext:value-type="float">
            <text:p>1291</text:p>
          </table:table-cell>
          <table:table-cell table:style-name="ce32" office:value-type="float" office:value="30.3" calcext:value-type="float">
            <text:p>30.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1263" calcext:value-type="float">
            <text:p>1263</text:p>
          </table:table-cell>
          <table:table-cell table:style-name="ce32" office:value-type="float" office:value="30.1" calcext:value-type="float">
            <text:p>30.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1233" calcext:value-type="float">
            <text:p>123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1202" calcext:value-type="float">
            <text:p>1202</text:p>
          </table:table-cell>
          <table:table-cell table:style-name="ce32" office:value-type="float" office:value="29.4" calcext:value-type="float">
            <text:p>29.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1169" calcext:value-type="float">
            <text:p>116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1133" calcext:value-type="float">
            <text:p>1133</text:p>
          </table:table-cell>
          <table:table-cell table:style-name="ce32" office:value-type="float" office:value="28.5" calcext:value-type="float">
            <text:p>28.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00" calcext:value-type="float">
            <text:p>1900</text:p>
          </table:table-cell>
          <table:table-cell table:style-name="ce32" office:value-type="float" office:value="1094" calcext:value-type="float">
            <text:p>109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00" calcext:value-type="float">
            <text:p>2000</text:p>
          </table:table-cell>
          <table:table-cell table:style-name="ce32" office:value-type="float" office:value="1051" calcext:value-type="float">
            <text:p>1051</text:p>
          </table:table-cell>
          <table:table-cell table:style-name="ce32" office:value-type="float" office:value="27.3" calcext:value-type="float">
            <text:p>27.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100" calcext:value-type="float">
            <text:p>2100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26.5" calcext:value-type="float">
            <text:p>26.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200" calcext:value-type="float">
            <text:p>2200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25.3" calcext:value-type="float">
            <text:p>25.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300" calcext:value-type="float">
            <text:p>2300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22.7" calcext:value-type="float">
            <text:p>22.7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531" calcext:value-type="float">
            <text:p>1531</text:p>
          </table:table-cell>
          <table:table-cell table:style-name="ce32" office:value-type="float" office:value="36.3" calcext:value-type="float">
            <text:p>36.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514" calcext:value-type="float">
            <text:p>1514</text:p>
          </table:table-cell>
          <table:table-cell table:style-name="ce32" office:value-type="float" office:value="36.2" calcext:value-type="float">
            <text:p>36.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496" calcext:value-type="float">
            <text:p>1496</text:p>
          </table:table-cell>
          <table:table-cell table:style-name="ce32" office:value-type="float" office:value="36.2" calcext:value-type="float">
            <text:p>36.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478" calcext:value-type="float">
            <text:p>1478</text:p>
          </table:table-cell>
          <table:table-cell table:style-name="ce32" office:value-type="float" office:value="36.1" calcext:value-type="float">
            <text:p>36.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460" calcext:value-type="float">
            <text:p>146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442" calcext:value-type="float">
            <text:p>1442</text:p>
          </table:table-cell>
          <table:table-cell table:style-name="ce32" office:value-type="float" office:value="35.9" calcext:value-type="float">
            <text:p>35.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424" calcext:value-type="float">
            <text:p>1424</text:p>
          </table:table-cell>
          <table:table-cell table:style-name="ce32" office:value-type="float" office:value="35.8" calcext:value-type="float">
            <text:p>35.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00" calcext:value-type="float">
            <text:p>1100</text:p>
          </table:table-cell>
          <table:table-cell table:style-name="ce32" office:value-type="float" office:value="1405" calcext:value-type="float">
            <text:p>1405</text:p>
          </table:table-cell>
          <table:table-cell table:style-name="ce32" office:value-type="float" office:value="35.7" calcext:value-type="float">
            <text:p>35.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1385" calcext:value-type="float">
            <text:p>1385</text:p>
          </table:table-cell>
          <table:table-cell table:style-name="ce32" office:value-type="float" office:value="35.6" calcext:value-type="float">
            <text:p>35.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366" calcext:value-type="float">
            <text:p>1366</text:p>
          </table:table-cell>
          <table:table-cell table:style-name="ce32" office:value-type="float" office:value="35.4" calcext:value-type="float">
            <text:p>35.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1346" calcext:value-type="float">
            <text:p>1346</text:p>
          </table:table-cell>
          <table:table-cell table:style-name="ce32" office:value-type="float" office:value="35.3" calcext:value-type="float">
            <text:p>35.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1326" calcext:value-type="float">
            <text:p>1326</text:p>
          </table:table-cell>
          <table:table-cell table:style-name="ce32" office:value-type="float" office:value="35.1" calcext:value-type="float">
            <text:p>35.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1305" calcext:value-type="float">
            <text:p>1305</text:p>
          </table:table-cell>
          <table:table-cell table:style-name="ce32" office:value-type="float" office:value="34.9" calcext:value-type="float">
            <text:p>34.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1283" calcext:value-type="float">
            <text:p>1283</text:p>
          </table:table-cell>
          <table:table-cell table:style-name="ce32" office:value-type="float" office:value="34.6" calcext:value-type="float">
            <text:p>34.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1261" calcext:value-type="float">
            <text:p>1261</text:p>
          </table:table-cell>
          <table:table-cell table:style-name="ce32" office:value-type="float" office:value="34.4" calcext:value-type="float">
            <text:p>34.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900" calcext:value-type="float">
            <text:p>1900</text:p>
          </table:table-cell>
          <table:table-cell table:style-name="ce32" office:value-type="float" office:value="1238" calcext:value-type="float">
            <text:p>1238</text:p>
          </table:table-cell>
          <table:table-cell table:style-name="ce32" office:value-type="float" office:value="34.1" calcext:value-type="float">
            <text:p>34.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000" calcext:value-type="float">
            <text:p>2000</text:p>
          </table:table-cell>
          <table:table-cell table:style-name="ce32" office:value-type="float" office:value="1214" calcext:value-type="float">
            <text:p>1214</text:p>
          </table:table-cell>
          <table:table-cell table:style-name="ce32" office:value-type="float" office:value="33.8" calcext:value-type="float">
            <text:p>33.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00" calcext:value-type="float">
            <text:p>2100</text:p>
          </table:table-cell>
          <table:table-cell table:style-name="ce32" office:value-type="float" office:value="1188" calcext:value-type="float">
            <text:p>1188</text:p>
          </table:table-cell>
          <table:table-cell table:style-name="ce32" office:value-type="float" office:value="33.5" calcext:value-type="float">
            <text:p>33.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200" calcext:value-type="float">
            <text:p>2200</text:p>
          </table:table-cell>
          <table:table-cell table:style-name="ce32" office:value-type="float" office:value="1162" calcext:value-type="float">
            <text:p>1162</text:p>
          </table:table-cell>
          <table:table-cell table:style-name="ce32" office:value-type="float" office:value="33.1" calcext:value-type="float">
            <text:p>33.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300" calcext:value-type="float">
            <text:p>2300</text:p>
          </table:table-cell>
          <table:table-cell table:style-name="ce32" office:value-type="float" office:value="1134" calcext:value-type="float">
            <text:p>1134</text:p>
          </table:table-cell>
          <table:table-cell table:style-name="ce32" office:value-type="float" office:value="32.7" calcext:value-type="float">
            <text:p>32.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00" calcext:value-type="float">
            <text:p>2400</text:p>
          </table:table-cell>
          <table:table-cell table:style-name="ce32" office:value-type="float" office:value="1104" calcext:value-type="float">
            <text:p>1104</text:p>
          </table:table-cell>
          <table:table-cell table:style-name="ce32" office:value-type="float" office:value="32.2" calcext:value-type="float">
            <text:p>32.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500" calcext:value-type="float">
            <text:p>2500</text:p>
          </table:table-cell>
          <table:table-cell table:style-name="ce32" office:value-type="float" office:value="1070" calcext:value-type="float">
            <text:p>1070</text:p>
          </table:table-cell>
          <table:table-cell table:style-name="ce32" office:value-type="float" office:value="31.7" calcext:value-type="float">
            <text:p>31.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00" calcext:value-type="float">
            <text:p>2600</text:p>
          </table:table-cell>
          <table:table-cell table:style-name="ce32" office:value-type="float" office:value="1034" calcext:value-type="float">
            <text:p>103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700" calcext:value-type="float">
            <text:p>2700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30.3" calcext:value-type="float">
            <text:p>30.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800" calcext:value-type="float">
            <text:p>2800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29.2" calcext:value-type="float">
            <text:p>29.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900" calcext:value-type="float">
            <text:p>2900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27.7" calcext:value-type="float">
            <text:p>27.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463" calcext:value-type="float">
            <text:p>1463</text:p>
          </table:table-cell>
          <table:table-cell table:style-name="ce32" office:value-type="float" office:value="18.1" calcext:value-type="float">
            <text:p>18.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428" calcext:value-type="float">
            <text:p>14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391" calcext:value-type="float">
            <text:p>1391</text:p>
          </table:table-cell>
          <table:table-cell table:style-name="ce32" office:value-type="float" office:value="17.9" calcext:value-type="float">
            <text:p>17.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352" calcext:value-type="float">
            <text:p>1352</text:p>
          </table:table-cell>
          <table:table-cell table:style-name="ce32" office:value-type="float" office:value="17.7" calcext:value-type="float">
            <text:p>17.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312" calcext:value-type="float">
            <text:p>1312</text:p>
          </table:table-cell>
          <table:table-cell table:style-name="ce32" office:value-type="float" office:value="17.5" calcext:value-type="float">
            <text:p>17.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1269" calcext:value-type="float">
            <text:p>1269</text:p>
          </table:table-cell>
          <table:table-cell table:style-name="ce32" office:value-type="float" office:value="17.3" calcext:value-type="float">
            <text:p>17.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224" calcext:value-type="float">
            <text:p>122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1175" calcext:value-type="float">
            <text:p>1175</text:p>
          </table:table-cell>
          <table:table-cell table:style-name="ce32" office:value-type="float" office:value="16.7" calcext:value-type="float">
            <text:p>16.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120" calcext:value-type="float">
            <text:p>1120</text:p>
          </table:table-cell>
          <table:table-cell table:style-name="ce32" office:value-type="float" office:value="16.3" calcext:value-type="float">
            <text:p>16.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1055" calcext:value-type="float">
            <text:p>1055</text:p>
          </table:table-cell>
          <table:table-cell table:style-name="ce32" office:value-type="float" office:value="15.7" calcext:value-type="float">
            <text:p>15.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.7" calcext:value-type="float">
            <text:p>1.7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823" calcext:value-type="float">
            <text:p>823</text:p>
          </table:table-cell>
          <table:table-cell table:style-name="ce32" office:value-type="float" office:value="13.3" calcext:value-type="float">
            <text:p>13.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529" calcext:value-type="float">
            <text:p>1529</text:p>
          </table:table-cell>
          <table:table-cell table:style-name="ce32" office:value-type="float" office:value="26.2" calcext:value-type="float">
            <text:p>26.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493" calcext:value-type="float">
            <text:p>1493</text:p>
          </table:table-cell>
          <table:table-cell table:style-name="ce32" office:value-type="float" office:value="26.1" calcext:value-type="float">
            <text:p>26.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457" calcext:value-type="float">
            <text:p>145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419" calcext:value-type="float">
            <text:p>1419</text:p>
          </table:table-cell>
          <table:table-cell table:style-name="ce32" office:value-type="float" office:value="25.8" calcext:value-type="float">
            <text:p>25.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379" calcext:value-type="float">
            <text:p>1379</text:p>
          </table:table-cell>
          <table:table-cell table:style-name="ce32" office:value-type="float" office:value="25.6" calcext:value-type="float">
            <text:p>25.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338" calcext:value-type="float">
            <text:p>1338</text:p>
          </table:table-cell>
          <table:table-cell table:style-name="ce32" office:value-type="float" office:value="25.4" calcext:value-type="float">
            <text:p>25.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295" calcext:value-type="float">
            <text:p>1295</text:p>
          </table:table-cell>
          <table:table-cell table:style-name="ce32" office:value-type="float" office:value="25.1" calcext:value-type="float">
            <text:p>25.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249" calcext:value-type="float">
            <text:p>1249</text:p>
          </table:table-cell>
          <table:table-cell table:style-name="ce32" office:value-type="float" office:value="24.7" calcext:value-type="float">
            <text:p>24.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199" calcext:value-type="float">
            <text:p>1199</text:p>
          </table:table-cell>
          <table:table-cell table:style-name="ce32" office:value-type="float" office:value="24.3" calcext:value-type="float">
            <text:p>24.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00" calcext:value-type="float">
            <text:p>1100</text:p>
          </table:table-cell>
          <table:table-cell table:style-name="ce32" office:value-type="float" office:value="1144" calcext:value-type="float">
            <text:p>1144</text:p>
          </table:table-cell>
          <table:table-cell table:style-name="ce32" office:value-type="float" office:value="23.7" calcext:value-type="float">
            <text:p>23.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1081" calcext:value-type="float">
            <text:p>108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005" calcext:value-type="float">
            <text:p>100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20.5" calcext:value-type="float">
            <text:p>20.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.6" calcext:value-type="float">
            <text:p>1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521" calcext:value-type="float">
            <text:p>1521</text:p>
          </table:table-cell>
          <table:table-cell table:style-name="ce32" office:value-type="float" office:value="31.1" calcext:value-type="float">
            <text:p>31.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494" calcext:value-type="float">
            <text:p>1494</text:p>
          </table:table-cell>
          <table:table-cell table:style-name="ce32" office:value-type="float" office:value="31.1" calcext:value-type="float">
            <text:p>31.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466" calcext:value-type="float">
            <text:p>146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438" calcext:value-type="float">
            <text:p>1438</text:p>
          </table:table-cell>
          <table:table-cell table:style-name="ce32" office:value-type="float" office:value="30.8" calcext:value-type="float">
            <text:p>30.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409" calcext:value-type="float">
            <text:p>1409</text:p>
          </table:table-cell>
          <table:table-cell table:style-name="ce32" office:value-type="float" office:value="30.7" calcext:value-type="float">
            <text:p>30.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380" calcext:value-type="float">
            <text:p>1380</text:p>
          </table:table-cell>
          <table:table-cell table:style-name="ce32" office:value-type="float" office:value="30.5" calcext:value-type="float">
            <text:p>30.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349" calcext:value-type="float">
            <text:p>1349</text:p>
          </table:table-cell>
          <table:table-cell table:style-name="ce32" office:value-type="float" office:value="30.3" calcext:value-type="float">
            <text:p>30.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317" calcext:value-type="float">
            <text:p>1317</text:p>
          </table:table-cell>
          <table:table-cell table:style-name="ce32" office:value-type="float" office:value="30.1" calcext:value-type="float">
            <text:p>30.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00" calcext:value-type="float">
            <text:p>1100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29.8" calcext:value-type="float">
            <text:p>29.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1249" calcext:value-type="float">
            <text:p>1249</text:p>
          </table:table-cell>
          <table:table-cell table:style-name="ce32" office:value-type="float" office:value="29.4" calcext:value-type="float">
            <text:p>29.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212" calcext:value-type="float">
            <text:p>1212</text:p>
          </table:table-cell>
          <table:table-cell table:style-name="ce32" office:value-type="float" office:value="29.1" calcext:value-type="float">
            <text:p>29.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1172" calcext:value-type="float">
            <text:p>1172</text:p>
          </table:table-cell>
          <table:table-cell table:style-name="ce32" office:value-type="float" office:value="28.6" calcext:value-type="float">
            <text:p>28.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1128" calcext:value-type="float">
            <text:p>1128</text:p>
          </table:table-cell>
          <table:table-cell table:style-name="ce32" office:value-type="float" office:value="28.1" calcext:value-type="float">
            <text:p>28.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1081" calcext:value-type="float">
            <text:p>1081</text:p>
          </table:table-cell>
          <table:table-cell table:style-name="ce32" office:value-type="float" office:value="27.4" calcext:value-type="float">
            <text:p>27.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1027" calcext:value-type="float">
            <text:p>1027</text:p>
          </table:table-cell>
          <table:table-cell table:style-name="ce32" office:value-type="float" office:value="26.6" calcext:value-type="float">
            <text:p>26.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25.6" calcext:value-type="float">
            <text:p>25.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00" calcext:value-type="float">
            <text:p>1900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office:value-type="float" office:value="24.1" calcext:value-type="float">
            <text:p>24.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.3" calcext:value-type="float">
            <text:p>1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515" calcext:value-type="float">
            <text:p>1515</text:p>
          </table:table-cell>
          <table:table-cell table:style-name="ce32" office:value-type="float" office:value="35.7" calcext:value-type="float">
            <text:p>35.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493" calcext:value-type="float">
            <text:p>1493</text:p>
          </table:table-cell>
          <table:table-cell table:style-name="ce32" office:value-type="float" office:value="35.7" calcext:value-type="float">
            <text:p>35.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471" calcext:value-type="float">
            <text:p>1471</text:p>
          </table:table-cell>
          <table:table-cell table:style-name="ce32" office:value-type="float" office:value="35.6" calcext:value-type="float">
            <text:p>35.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448" calcext:value-type="float">
            <text:p>1448</text:p>
          </table:table-cell>
          <table:table-cell table:style-name="ce32" office:value-type="float" office:value="45.5" calcext:value-type="float">
            <text:p>45.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426" calcext:value-type="float">
            <text:p>1426</text:p>
          </table:table-cell>
          <table:table-cell table:style-name="ce32" office:value-type="float" office:value="35.4" calcext:value-type="float">
            <text:p>35.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402" calcext:value-type="float">
            <text:p>1402</text:p>
          </table:table-cell>
          <table:table-cell table:style-name="ce32" office:value-type="float" office:value="35.2" calcext:value-type="float">
            <text:p>35.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378" calcext:value-type="float">
            <text:p>137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00" calcext:value-type="float">
            <text:p>1100</text:p>
          </table:table-cell>
          <table:table-cell table:style-name="ce32" office:value-type="float" office:value="1353" calcext:value-type="float">
            <text:p>1353</text:p>
          </table:table-cell>
          <table:table-cell table:style-name="ce32" office:value-type="float" office:value="34.8" calcext:value-type="float">
            <text:p>34.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1328" calcext:value-type="float">
            <text:p>1328</text:p>
          </table:table-cell>
          <table:table-cell table:style-name="ce32" office:value-type="float" office:value="34.6" calcext:value-type="float">
            <text:p>34.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301" calcext:value-type="float">
            <text:p>1301</text:p>
          </table:table-cell>
          <table:table-cell table:style-name="ce32" office:value-type="float" office:value="34.4" calcext:value-type="float">
            <text:p>34.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1274" calcext:value-type="float">
            <text:p>1274</text:p>
          </table:table-cell>
          <table:table-cell table:style-name="ce32" office:value-type="float" office:value="34.1" calcext:value-type="float">
            <text:p>34.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1245" calcext:value-type="float">
            <text:p>1245</text:p>
          </table:table-cell>
          <table:table-cell table:style-name="ce32" office:value-type="float" office:value="33.8" calcext:value-type="float">
            <text:p>33.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1215" calcext:value-type="float">
            <text:p>1215</text:p>
          </table:table-cell>
          <table:table-cell table:style-name="ce32" office:value-type="float" office:value="33.4" calcext:value-type="float">
            <text:p>33.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1184" calcext:value-type="float">
            <text:p>118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1151" calcext:value-type="float">
            <text:p>1151</text:p>
          </table:table-cell>
          <table:table-cell table:style-name="ce32" office:value-type="float" office:value="32.6" calcext:value-type="float">
            <text:p>32.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900" calcext:value-type="float">
            <text:p>1900</text:p>
          </table:table-cell>
          <table:table-cell table:style-name="ce32" office:value-type="float" office:value="1115" calcext:value-type="float">
            <text:p>1115</text:p>
          </table:table-cell>
          <table:table-cell table:style-name="ce32" office:value-type="float" office:value="32.1" calcext:value-type="float">
            <text:p>32.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000" calcext:value-type="float">
            <text:p>2000</text:p>
          </table:table-cell>
          <table:table-cell table:style-name="ce32" office:value-type="float" office:value="1076" calcext:value-type="float">
            <text:p>1076</text:p>
          </table:table-cell>
          <table:table-cell table:style-name="ce32" office:value-type="float" office:value="31.5" calcext:value-type="float">
            <text:p>31.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00" calcext:value-type="float">
            <text:p>2100</text:p>
          </table:table-cell>
          <table:table-cell table:style-name="ce32" office:value-type="float" office:value="1033" calcext:value-type="float">
            <text:p>1033</text:p>
          </table:table-cell>
          <table:table-cell table:style-name="ce32" office:value-type="float" office:value="30.8" calcext:value-type="float">
            <text:p>30.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200" calcext:value-type="float">
            <text:p>2200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29.9" calcext:value-type="float">
            <text:p>29.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300" calcext:value-type="float">
            <text:p>2300</text:p>
          </table:table-cell>
          <table:table-cell table:style-name="ce32" office:value-type="float" office:value="928" calcext:value-type="float">
            <text:p>928</text:p>
          </table:table-cell>
          <table:table-cell table:style-name="ce32" office:value-type="float" office:value="28.8" calcext:value-type="float">
            <text:p>28.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Illumin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00" calcext:value-type="float">
            <text:p>2400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27.4" calcext:value-type="float">
            <text:p>27.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463" calcext:value-type="float">
            <text:p>1463</text:p>
          </table:table-cell>
          <table:table-cell table:style-name="ce32" office:value-type="float" office:value="17.7" calcext:value-type="float">
            <text:p>17.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427" calcext:value-type="float">
            <text:p>1427</text:p>
          </table:table-cell>
          <table:table-cell table:style-name="ce32" office:value-type="float" office:value="17.6" calcext:value-type="float">
            <text:p>17.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391" calcext:value-type="float">
            <text:p>1391</text:p>
          </table:table-cell>
          <table:table-cell table:style-name="ce32" office:value-type="float" office:value="17.5" calcext:value-type="float">
            <text:p>17.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352" calcext:value-type="float">
            <text:p>1352</text:p>
          </table:table-cell>
          <table:table-cell table:style-name="ce32" office:value-type="float" office:value="17.3" calcext:value-type="float">
            <text:p>17.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314" calcext:value-type="float">
            <text:p>1314</text:p>
          </table:table-cell>
          <table:table-cell table:style-name="ce32" office:value-type="float" office:value="17.2" calcext:value-type="float">
            <text:p>17.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1271" calcext:value-type="float">
            <text:p>1271</text:p>
          </table:table-cell>
          <table:table-cell table:style-name="ce32" office:value-type="float" office:value="16.9" calcext:value-type="float">
            <text:p>16.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227" calcext:value-type="float">
            <text:p>1227</text:p>
          </table:table-cell>
          <table:table-cell table:style-name="ce32" office:value-type="float" office:value="16.7" calcext:value-type="float">
            <text:p>16.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1178" calcext:value-type="float">
            <text:p>1178</text:p>
          </table:table-cell>
          <table:table-cell table:style-name="ce32" office:value-type="float" office:value="16.4" calcext:value-type="float">
            <text:p>16.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124" calcext:value-type="float">
            <text:p>112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1060" calcext:value-type="float">
            <text:p>1060</text:p>
          </table:table-cell>
          <table:table-cell table:style-name="ce32" office:value-type="float" office:value="15.4" calcext:value-type="float">
            <text:p>15.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office:value-type="float" office:value="14.7" calcext:value-type="float">
            <text:p>14.7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.7" calcext:value-type="float">
            <text:p>1.7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528" calcext:value-type="float">
            <text:p>1528</text:p>
          </table:table-cell>
          <table:table-cell table:style-name="ce32" office:value-type="float" office:value="24.8" calcext:value-type="float">
            <text:p>24.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491" calcext:value-type="float">
            <text:p>1491</text:p>
          </table:table-cell>
          <table:table-cell table:style-name="ce32" office:value-type="float" office:value="24.7" calcext:value-type="float">
            <text:p>24.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453" calcext:value-type="float">
            <text:p>1453</text:p>
          </table:table-cell>
          <table:table-cell table:style-name="ce32" office:value-type="float" office:value="24.6" calcext:value-type="float">
            <text:p>24.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414" calcext:value-type="float">
            <text:p>1414</text:p>
          </table:table-cell>
          <table:table-cell table:style-name="ce32" office:value-type="float" office:value="24.4" calcext:value-type="float">
            <text:p>24.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374" calcext:value-type="float">
            <text:p>1374</text:p>
          </table:table-cell>
          <table:table-cell table:style-name="ce32" office:value-type="float" office:value="24.2" calcext:value-type="float">
            <text:p>24.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333" calcext:value-type="float">
            <text:p>133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289" calcext:value-type="float">
            <text:p>1289</text:p>
          </table:table-cell>
          <table:table-cell table:style-name="ce32" office:value-type="float" office:value="23.7" calcext:value-type="float">
            <text:p>23.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242" calcext:value-type="float">
            <text:p>1242</text:p>
          </table:table-cell>
          <table:table-cell table:style-name="ce32" office:value-type="float" office:value="23.3" calcext:value-type="float">
            <text:p>23.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191" calcext:value-type="float">
            <text:p>1191</text:p>
          </table:table-cell>
          <table:table-cell table:style-name="ce32" office:value-type="float" office:value="22.9" calcext:value-type="float">
            <text:p>22.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00" calcext:value-type="float">
            <text:p>1100</text:p>
          </table:table-cell>
          <table:table-cell table:style-name="ce32" office:value-type="float" office:value="1133" calcext:value-type="float">
            <text:p>1133</text:p>
          </table:table-cell>
          <table:table-cell table:style-name="ce32" office:value-type="float" office:value="22.3" calcext:value-type="float">
            <text:p>22.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1067" calcext:value-type="float">
            <text:p>1067</text:p>
          </table:table-cell>
          <table:table-cell table:style-name="ce32" office:value-type="float" office:value="21.6" calcext:value-type="float">
            <text:p>21.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20.5" calcext:value-type="float">
            <text:p>20.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522" calcext:value-type="float">
            <text:p>1522</text:p>
          </table:table-cell>
          <table:table-cell table:style-name="ce32" office:value-type="float" office:value="29.6" calcext:value-type="float">
            <text:p>29.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495" calcext:value-type="float">
            <text:p>1495</text:p>
          </table:table-cell>
          <table:table-cell table:style-name="ce32" office:value-type="float" office:value="29.6" calcext:value-type="float">
            <text:p>29.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468" calcext:value-type="float">
            <text:p>1468</text:p>
          </table:table-cell>
          <table:table-cell table:style-name="ce32" office:value-type="float" office:value="29.5" calcext:value-type="float">
            <text:p>29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29.3" calcext:value-type="float">
            <text:p>29.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412" calcext:value-type="float">
            <text:p>1412</text:p>
          </table:table-cell>
          <table:table-cell table:style-name="ce32" office:value-type="float" office:value="29.2" calcext:value-type="float">
            <text:p>29.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383" calcext:value-type="float">
            <text:p>138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354" calcext:value-type="float">
            <text:p>1354</text:p>
          </table:table-cell>
          <table:table-cell table:style-name="ce32" office:value-type="float" office:value="28.9" calcext:value-type="float">
            <text:p>28.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323" calcext:value-type="float">
            <text:p>1323</text:p>
          </table:table-cell>
          <table:table-cell table:style-name="ce32" office:value-type="float" office:value="28.6" calcext:value-type="float">
            <text:p>28.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00" calcext:value-type="float">
            <text:p>1100</text:p>
          </table:table-cell>
          <table:table-cell table:style-name="ce32" office:value-type="float" office:value="1291" calcext:value-type="float">
            <text:p>1291</text:p>
          </table:table-cell>
          <table:table-cell table:style-name="ce32" office:value-type="float" office:value="28.4" calcext:value-type="float">
            <text:p>28.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1257" calcext:value-type="float">
            <text:p>1257</text:p>
          </table:table-cell>
          <table:table-cell table:style-name="ce32" office:value-type="float" office:value="28.1" calcext:value-type="float">
            <text:p>28.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221" calcext:value-type="float">
            <text:p>1221</text:p>
          </table:table-cell>
          <table:table-cell table:style-name="ce32" office:value-type="float" office:value="27.1" calcext:value-type="float">
            <text:p>27.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1183" calcext:value-type="float">
            <text:p>1183</text:p>
          </table:table-cell>
          <table:table-cell table:style-name="ce32" office:value-type="float" office:value="27.3" calcext:value-type="float">
            <text:p>27.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1142" calcext:value-type="float">
            <text:p>1142</text:p>
          </table:table-cell>
          <table:table-cell table:style-name="ce32" office:value-type="float" office:value="26.8" calcext:value-type="float">
            <text:p>26.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1096" calcext:value-type="float">
            <text:p>1096</text:p>
          </table:table-cell>
          <table:table-cell table:style-name="ce32" office:value-type="float" office:value="26.2" calcext:value-type="float">
            <text:p>26.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1044" calcext:value-type="float">
            <text:p>1044</text:p>
          </table:table-cell>
          <table:table-cell table:style-name="ce32" office:value-type="float" office:value="25.5" calcext:value-type="float">
            <text:p>25.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24.5" calcext:value-type="float">
            <text:p>24.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00" calcext:value-type="float">
            <text:p>1900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517" calcext:value-type="float">
            <text:p>1517</text:p>
          </table:table-cell>
          <table:table-cell table:style-name="ce32" office:value-type="float" office:value="33.6" calcext:value-type="float">
            <text:p>33.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495" calcext:value-type="float">
            <text:p>1495</text:p>
          </table:table-cell>
          <table:table-cell table:style-name="ce32" office:value-type="float" office:value="33.5" calcext:value-type="float">
            <text:p>33.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474" calcext:value-type="float">
            <text:p>1474</text:p>
          </table:table-cell>
          <table:table-cell table:style-name="ce32" office:value-type="float" office:value="33.5" calcext:value-type="float">
            <text:p>33.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452" calcext:value-type="float">
            <text:p>1452</text:p>
          </table:table-cell>
          <table:table-cell table:style-name="ce32" office:value-type="float" office:value="33.4" calcext:value-type="float">
            <text:p>33.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429" calcext:value-type="float">
            <text:p>1429</text:p>
          </table:table-cell>
          <table:table-cell table:style-name="ce32" office:value-type="float" office:value="33.2" calcext:value-type="float">
            <text:p>33.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407" calcext:value-type="float">
            <text:p>1407</text:p>
          </table:table-cell>
          <table:table-cell table:style-name="ce32" office:value-type="float" office:value="33.1" calcext:value-type="float">
            <text:p>33.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383" calcext:value-type="float">
            <text:p>138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00" calcext:value-type="float">
            <text:p>1100</text:p>
          </table:table-cell>
          <table:table-cell table:style-name="ce32" office:value-type="float" office:value="1360" calcext:value-type="float">
            <text:p>1360</text:p>
          </table:table-cell>
          <table:table-cell table:style-name="ce32" office:value-type="float" office:value="32.8" calcext:value-type="float">
            <text:p>32.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1335" calcext:value-type="float">
            <text:p>1335</text:p>
          </table:table-cell>
          <table:table-cell table:style-name="ce32" office:value-type="float" office:value="32.6" calcext:value-type="float">
            <text:p>32.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310" calcext:value-type="float">
            <text:p>1310</text:p>
          </table:table-cell>
          <table:table-cell table:style-name="ce32" office:value-type="float" office:value="32.4" calcext:value-type="float">
            <text:p>32.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32.1" calcext:value-type="float">
            <text:p>32.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1257" calcext:value-type="float">
            <text:p>1257</text:p>
          </table:table-cell>
          <table:table-cell table:style-name="ce32" office:value-type="float" office:value="32.9" calcext:value-type="float">
            <text:p>32.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1228" calcext:value-type="float">
            <text:p>1228</text:p>
          </table:table-cell>
          <table:table-cell table:style-name="ce32" office:value-type="float" office:value="31.5" calcext:value-type="float">
            <text:p>31.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1199" calcext:value-type="float">
            <text:p>1199</text:p>
          </table:table-cell>
          <table:table-cell table:style-name="ce32" office:value-type="float" office:value="31.2" calcext:value-type="float">
            <text:p>31.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1166" calcext:value-type="float">
            <text:p>1166</text:p>
          </table:table-cell>
          <table:table-cell table:style-name="ce32" office:value-type="float" office:value="30.8" calcext:value-type="float">
            <text:p>30.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900" calcext:value-type="float">
            <text:p>1900</text:p>
          </table:table-cell>
          <table:table-cell table:style-name="ce32" office:value-type="float" office:value="1132" calcext:value-type="float">
            <text:p>1132</text:p>
          </table:table-cell>
          <table:table-cell table:style-name="ce32" office:value-type="float" office:value="30.3" calcext:value-type="float">
            <text:p>30.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000" calcext:value-type="float">
            <text:p>2000</text:p>
          </table:table-cell>
          <table:table-cell table:style-name="ce32" office:value-type="float" office:value="1096" calcext:value-type="float">
            <text:p>1096</text:p>
          </table:table-cell>
          <table:table-cell table:style-name="ce32" office:value-type="float" office:value="29.8" calcext:value-type="float">
            <text:p>29.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00" calcext:value-type="float">
            <text:p>2100</text:p>
          </table:table-cell>
          <table:table-cell table:style-name="ce32" office:value-type="float" office:value="1055" calcext:value-type="float">
            <text:p>1055</text:p>
          </table:table-cell>
          <table:table-cell table:style-name="ce32" office:value-type="float" office:value="29.1" calcext:value-type="float">
            <text:p>29.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200" calcext:value-type="float">
            <text:p>2200</text:p>
          </table:table-cell>
          <table:table-cell table:style-name="ce32" office:value-type="float" office:value="1008" calcext:value-type="float">
            <text:p>1008</text:p>
          </table:table-cell>
          <table:table-cell table:style-name="ce32" office:value-type="float" office:value="28.4" calcext:value-type="float">
            <text:p>28.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300" calcext:value-type="float">
            <text:p>2300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27.4" calcext:value-type="float">
            <text:p>27.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Smoke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00" calcext:value-type="float">
            <text:p>2400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25.8" calcext:value-type="float">
            <text:p>25.8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 table:number-rows-repeated="10482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opdown" table:style-name="ta4">
        <table:table-column table:style-name="co3" table:number-columns-repeated="1024" table:default-cell-style-name="Default"/>
        <table:table-row table:style-name="ro1"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HE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RUS</text:p>
          </table:table-cell>
          <table:table-cell table:style-name="ce32" office:value-type="string" calcext:value-type="string">
            <text:p>Smoke</text:p>
          </table:table-cell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Illumination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lia" svg:font-family="Amalia"/>
    <style:font-face style:name="Arial" svg:font-family="Arial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ation" style:display-name="PageStyle_Calc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age" style:display-name="PageStyle_Stor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_20_Data" style:display-name="PageStyle_Rang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down" style:display-name="PageStyle_Dropdow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052" meta:object-count="0"/>
    <meta:generator>LibreOfficeDev/6.0.5.2$Linux_X86_64 LibreOffice_project/</meta:generator>
  </office:meta>
</office:document-meta>
</file>